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Artist: Meat Loaf</text:p>
      <text:p text:style-name="P2">Song: For Crying Out Loud</text:p>
      <text:p text:style-name="Preformatted_20_Text"/>
      <text:p text:style-name="Preformatted_20_Text"><text:span text:style-name="T1">G</text:span> <text:span text:style-name="T1">Em</text:span> <text:span text:style-name="T1">Am</text:span> <text:span text:style-name="T1">D</text:span> <text:span text:style-name="T1">G</text:span></text:p>
      <text:p text:style-name="Preformatted_20_Text"/>
      <text:p text:style-name="Preformatted_20_Text"><text:span text:style-name="T1">G</text:span> <text:s text:c="14"/><text:span text:style-name="T1">Em</text:span></text:p>
      <text:p text:style-name="Preformatted_20_Text">I was lost till you were found</text:p>
      <text:p text:style-name="Preformatted_20_Text"><text:span text:style-name="T1">Am</text:span> <text:s text:c="14"/><text:span text:style-name="T1">D</text:span></text:p>
      <text:p text:style-name="Preformatted_20_Text">But I never knew how far down</text:p>
      <text:p text:style-name="Preformatted_20_Text"><text:s text:c="6"/><text:span text:style-name="T1">G</text:span></text:p>
      <text:p text:style-name="Preformatted_20_Text">I was falling,</text:p>
      <text:p text:style-name="Preformatted_20_Text"><text:s text:c="9"/><text:span text:style-name="T1">Em</text:span> <text:s text:c="9"/><text:span text:style-name="T1">C</text:span> <text:s text:c="5"/><text:span text:style-name="T1">D</text:span></text:p>
      <text:p text:style-name="Preformatted_20_Text">before I reached the bottom</text:p>
      <text:p text:style-name="Preformatted_20_Text"/>
      <text:p text:style-name="Preformatted_20_Text"><text:span text:style-name="T1">G</text:span> <text:s text:c="13"/><text:span text:style-name="T1">Em</text:span></text:p>
      <text:p text:style-name="Preformatted_20_Text">I was cold and you were fire</text:p>
      <text:p text:style-name="Preformatted_20_Text"><text:span text:style-name="T1">Am</text:span> <text:s text:c="14"/><text:span text:style-name="T1">D</text:span></text:p>
      <text:p text:style-name="Preformatted_20_Text">And I never knew how the pyre</text:p>
      <text:p text:style-name="Preformatted_20_Text"><text:s text:c="9"/><text:span text:style-name="T1">G</text:span></text:p>
      <text:p text:style-name="Preformatted_20_Text">Could be burning,</text:p>
      <text:p text:style-name="Preformatted_20_Text"><text:s text:c="7"/><text:span text:style-name="T1">Em</text:span> <text:s text:c="9"/><text:span text:style-name="T1">C</text:span> <text:s text:c="8"/><text:span text:style-name="T1">D</text:span></text:p>
      <text:p text:style-name="Preformatted_20_Text">on the edge of the ice field</text:p>
      <text:p text:style-name="Preformatted_20_Text"/>
      <text:p text:style-name="Preformatted_20_Text"><text:s text:c="12"/><text:span text:style-name="T1">C</text:span> <text:s text:c="9"/><text:span text:style-name="T1">D</text:span> <text:s text:c="5"/><text:span text:style-name="T1">G</text:span></text:p>
      <text:p text:style-name="Preformatted_20_Text">And the now chilly California wind,</text:p>
      <text:p text:style-name="Preformatted_20_Text"><text:s text:c="3"/><text:span text:style-name="T1">C</text:span> <text:s text:c="15"/><text:span text:style-name="T1">D</text:span> <text:s text:c="6"/><text:span text:style-name="T1">G</text:span></text:p>
      <text:p text:style-name="Preformatted_20_Text">is blowing down our bodies again</text:p>
      <text:p text:style-name="Preformatted_20_Text"><text:s text:c="9"/><text:span text:style-name="T1">Am</text:span> <text:s text:c="5"/><text:span text:style-name="T1">Em</text:span> <text:s text:c="8"/><text:span text:style-name="T1">Am</text:span> <text:s text:c="13"/><text:span text:style-name="T1">G</text:span> <text:s text:c="16"/><text:span text:style-name="T1">D</text:span></text:p>
      <text:p text:style-name="Preformatted_20_Text">And were sinking deeper and deeper into the chilly California sand</text:p>
      <text:p text:style-name="Preformatted_20_Text"><text:s text:c="6"/><text:span text:style-name="T1">C</text:span> <text:s text:c="9"/><text:span text:style-name="T1">Am</text:span> <text:s text:c="4"/><text:span text:style-name="T1">Em</text:span> <text:s text:c="12"/><text:span text:style-name="T1">G</text:span></text:p>
      <text:p text:style-name="Preformatted_20_Text">Oh, I know you belong inside my aching heart</text:p>
      <text:p text:style-name="Preformatted_20_Text"><text:s text:c="4"/><text:span text:style-name="T1">Em</text:span> <text:s text:c="14"/><text:span text:style-name="T1">Am</text:span> <text:s text:c="9"/><text:span text:style-name="T1">D</text:span> <text:s text:c="8"/><text:span text:style-name="T1">Am</text:span></text:p>
      <text:p text:style-name="Preformatted_20_Text">And can t you see my faded Levis bursting apart?</text:p>
      <text:p text:style-name="Preformatted_20_Text"><text:s text:c="4"/><text:span text:style-name="T1">Em</text:span></text:p>
      <text:p text:style-name="Preformatted_20_Text">And don t you hear me crying;</text:p>
      <text:p text:style-name="Preformatted_20_Text"><text:s text:c="3"/><text:span text:style-name="T1">G</text:span></text:p>
      <text:p text:style-name="Preformatted_20_Text">Oh babe, don t go?</text:p>
      <text:p text:style-name="P1">Am</text:p>
      <text:p text:style-name="Preformatted_20_Text">And don t you hear me screaming;</text:p>
      <text:p text:style-name="P1">D</text:p>
      <text:p text:style-name="Preformatted_20_Text">How was I to know? </text:p>
      <text:p text:style-name="Preformatted_20_Text"/>
      <text:p text:style-name="Preformatted_20_Text"><text:span text:style-name="T1">G</text:span> <text:s text:c="19"/><text:span text:style-name="T1">C</text:span></text:p>
      <text:p text:style-name="Preformatted_20_Text">I m in the middle of nowhere,</text:p>
      <text:p text:style-name="Preformatted_20_Text"><text:span text:style-name="T1">D</text:span> <text:s text:c="18"/><text:span text:style-name="T1">G</text:span></text:p>
      <text:p text:style-name="Preformatted_20_Text">near the end of the line</text:p>
      <text:p text:style-name="Preformatted_20_Text"><text:s text:c="24"/><text:span text:style-name="T1">C</text:span></text:p>
      <text:p text:style-name="Preformatted_20_Text">But there s a border to somewhere waiting,</text:p>
      <text:p text:style-name="Preformatted_20_Text"><text:span text:style-name="T1">D</text:span> <text:s text:c="23"/><text:span text:style-name="T1">G</text:span></text:p>
      <text:p text:style-name="Preformatted_20_Text">and there s a tankful of time</text:p>
      <text:p text:style-name="Preformatted_20_Text"><text:s text:c="18"/><text:span text:style-name="T1">C</text:span> <text:s text:c="13"/><text:span text:style-name="T1">D</text:span> <text:s text:c="22"/><text:span text:style-name="T1">G</text:span></text:p>
      <text:p text:style-name="Preformatted_20_Text">Oh, give me just another moment, to see the light of the day,</text:p>
      <text:p text:style-name="Preformatted_20_Text"><text:s text:c="16"/><text:span text:style-name="T1">C</text:span> <text:s text:c="17"/><text:span text:style-name="T1">D</text:span> <text:s text:c="14"/><text:span text:style-name="T1">G</text:span></text:p>
      <text:p text:style-name="Preformatted_20_Text">and take me to another land where, I don t have to stay</text:p>
      <text:p text:style-name="Preformatted_20_Text"/>
      <text:p text:style-name="Preformatted_20_Text"><text:span text:style-name="T1">Em</text:span> <text:s text:c="14"/><text:span text:style-name="T1">D</text:span> <text:s text:c="15"/><text:span text:style-name="T1">C</text:span> <text:s text:c="16"/><text:span text:style-name="T1">G</text:span></text:p>
      <text:p text:style-name="Preformatted_20_Text">And I m going to need somebody to make me feel like you do</text:p>
      <text:p text:style-name="Preformatted_20_Text"><text:span text:style-name="T1">Em</text:span> <text:s text:c="10"/><text:span text:style-name="T1">D</text:span> <text:s text:c="18"/><text:span text:style-name="T1">C</text:span></text:p>
      <text:p text:style-name="Preformatted_20_Text">And I will receive somebody with open arms, open eyes,</text:p>
      <text:p text:style-name="Preformatted_20_Text"><text:span text:style-name="T1">Am</text:span> <text:s text:c="50"/><text:span text:style-name="T1">D</text:span></text:p>
      <text:p text:style-name="Preformatted_20_Text">Open up the sky and let the planet that I love shine through</text:p>
      <text:p text:style-name="Preformatted_20_Text"><text:span text:style-name="T1">Em</text:span> <text:s text:c="12"/><text:span text:style-name="T1">D</text:span></text:p>
      <text:p text:style-name="Preformatted_20_Text"><text:soft-page-break/>For crying out loud,</text:p>
      <text:p text:style-name="Preformatted_20_Text"><text:s text:c="11"/><text:span text:style-name="T1">G</text:span></text:p>
      <text:p text:style-name="Preformatted_20_Text">you know I love you</text:p>
      <text:p text:style-name="Preformatted_20_Text"><text:span text:style-name="T1">Em</text:span> <text:s text:c="12"/><text:span text:style-name="T1">D</text:span></text:p>
      <text:p text:style-name="Preformatted_20_Text">For crying out loud,</text:p>
      <text:p text:style-name="Preformatted_20_Text"><text:s text:c="11"/><text:span text:style-name="T1">G</text:span></text:p>
      <text:p text:style-name="Preformatted_20_Text">you know I love you</text:p>
      <text:p text:style-name="Preformatted_20_Text"/>
      <text:p text:style-name="Preformatted_20_Text"><text:span text:style-name="T1">Em</text:span> <text:s text:c="12"/><text:span text:style-name="T1">D</text:span></text:p>
      <text:p text:style-name="Preformatted_20_Text">For crying out loud,</text:p>
      <text:p text:style-name="Preformatted_20_Text"><text:s text:c="11"/><text:span text:style-name="T1">C</text:span> <text:s text:c="3"/><text:span text:style-name="T1">G</text:span> <text:s text:c="2"/><text:span text:style-name="T1">Em</text:span> <text:span text:style-name="T1">Am</text:span> <text:span text:style-name="T1">G</text:span> <text:span text:style-name="T1">D</text:span> </text:p>
      <text:p text:style-name="Preformatted_20_Text">you know I love you</text:p>
      <text:p text:style-name="Preformatted_20_Text"/>
      <text:p text:style-name="Preformatted_20_Text"><text:span text:style-name="T1">G</text:span> <text:s text:c="15"/><text:span text:style-name="T1">Em</text:span></text:p>
      <text:p text:style-name="Preformatted_20_Text">I was damned and you were saved,</text:p>
      <text:p text:style-name="Preformatted_20_Text"><text:span text:style-name="T1">Am</text:span> <text:s text:c="14"/><text:span text:style-name="T1">D</text:span></text:p>
      <text:p text:style-name="Preformatted_20_Text">and I never knew how enslaved,</text:p>
      <text:p text:style-name="Preformatted_20_Text"><text:s text:c="6"/><text:span text:style-name="T1">G</text:span></text:p>
      <text:p text:style-name="Preformatted_20_Text">I was kneeling;</text:p>
      <text:p text:style-name="Preformatted_20_Text"><text:s text:c="7"/><text:span text:style-name="T1">Em</text:span> <text:s text:c="10"/><text:span text:style-name="T1">C</text:span> <text:s text:c="4"/><text:span text:style-name="T1">D</text:span></text:p>
      <text:p text:style-name="Preformatted_20_Text">in the chains of my master</text:p>
      <text:p text:style-name="Preformatted_20_Text"/>
      <text:p text:style-name="Preformatted_20_Text"><text:span text:style-name="T1">G</text:span> <text:s text:c="16"/><text:span text:style-name="T1">Em</text:span></text:p>
      <text:p text:style-name="Preformatted_20_Text">I could laugh but you could cry,</text:p>
      <text:p text:style-name="Preformatted_20_Text"><text:span text:style-name="T1">Am</text:span> <text:s text:c="14"/><text:span text:style-name="T1">D</text:span></text:p>
      <text:p text:style-name="Preformatted_20_Text">and I never knew just how high,</text:p>
      <text:p text:style-name="Preformatted_20_Text"><text:s text:c="6"/><text:span text:style-name="T1">G</text:span></text:p>
      <text:p text:style-name="Preformatted_20_Text">I was flying;</text:p>
      <text:p text:style-name="Preformatted_20_Text"><text:s text:c="9"/><text:span text:style-name="T1">Em</text:span> <text:s text:c="8"/><text:span text:style-name="T1">C</text:span> <text:s text:c="5"/><text:span text:style-name="T1">D</text:span></text:p>
      <text:p text:style-name="Preformatted_20_Text">ah, with you right above me</text:p>
      <text:p text:style-name="Preformatted_20_Text"/>
      <text:p text:style-name="Preformatted_20_Text"><text:s text:c="12"/><text:span text:style-name="T1">C</text:span> <text:s text:c="9"/><text:span text:style-name="T1">D</text:span> <text:s text:c="5"/><text:span text:style-name="T1">G</text:span></text:p>
      <text:p text:style-name="Preformatted_20_Text">And the now chilly California wind,</text:p>
      <text:p text:style-name="Preformatted_20_Text"><text:s text:c="3"/><text:span text:style-name="T1">C</text:span> <text:s text:c="15"/><text:span text:style-name="T1">D</text:span> <text:s text:c="6"/><text:span text:style-name="T1">G</text:span></text:p>
      <text:p text:style-name="Preformatted_20_Text">is blowing down our bodies again</text:p>
      <text:p text:style-name="Preformatted_20_Text"><text:s text:c="9"/><text:span text:style-name="T1">Am</text:span> <text:s text:c="5"/><text:span text:style-name="T1">Em</text:span> <text:s text:c="8"/><text:span text:style-name="T1">Am</text:span> <text:s text:c="13"/><text:span text:style-name="T1">G</text:span> <text:s text:c="16"/><text:span text:style-name="T1">D</text:span></text:p>
      <text:p text:style-name="Preformatted_20_Text">And were sinking deeper and deeper into the chilly California sand</text:p>
      <text:p text:style-name="Preformatted_20_Text"><text:s text:c="6"/><text:span text:style-name="T1">C</text:span> <text:s text:c="9"/><text:span text:style-name="T1">Am</text:span> <text:s text:c="4"/><text:span text:style-name="T1">Em</text:span> <text:s text:c="12"/><text:span text:style-name="T1">G</text:span></text:p>
      <text:p text:style-name="Preformatted_20_Text">Oh, I know you belong inside my aching heart</text:p>
      <text:p text:style-name="Preformatted_20_Text"><text:s text:c="4"/><text:span text:style-name="T1">Em</text:span> <text:s text:c="14"/><text:span text:style-name="T1">Am</text:span> <text:s text:c="9"/><text:span text:style-name="T1">D</text:span> <text:s text:c="8"/><text:span text:style-name="T1">Am</text:span></text:p>
      <text:p text:style-name="Preformatted_20_Text">And can t you see my faded Levis bursting apart?</text:p>
      <text:p text:style-name="Preformatted_20_Text"><text:s text:c="4"/><text:span text:style-name="T1">Em</text:span></text:p>
      <text:p text:style-name="Preformatted_20_Text">And don t you hear me crying;</text:p>
      <text:p text:style-name="Preformatted_20_Text"><text:s text:c="3"/><text:span text:style-name="T1">G</text:span></text:p>
      <text:p text:style-name="Preformatted_20_Text">Oh babe, don t go?</text:p>
      <text:p text:style-name="P1">Am</text:p>
      <text:p text:style-name="Preformatted_20_Text">And don t you hear me screaming;</text:p>
      <text:p text:style-name="P1">D</text:p>
      <text:p text:style-name="Preformatted_20_Text">How was I to know? </text:p>
      <text:p text:style-name="Preformatted_20_Text"/>
      <text:p text:style-name="Preformatted_20_Text"><text:span text:style-name="T1">G</text:span> <text:s text:c="19"/><text:span text:style-name="T1">C</text:span></text:p>
      <text:p text:style-name="Preformatted_20_Text">I m in the middle of nowhere,</text:p>
      <text:p text:style-name="Preformatted_20_Text"><text:span text:style-name="T1">D</text:span> <text:s text:c="18"/><text:span text:style-name="T1">G</text:span></text:p>
      <text:p text:style-name="Preformatted_20_Text">near the end of the line</text:p>
      <text:p text:style-name="Preformatted_20_Text"><text:s text:c="24"/><text:span text:style-name="T1">C</text:span></text:p>
      <text:p text:style-name="Preformatted_20_Text">But there s a border to somewhere waiting,</text:p>
      <text:p text:style-name="Preformatted_20_Text"><text:span text:style-name="T1">D</text:span> <text:s text:c="23"/><text:span text:style-name="T1">G</text:span></text:p>
      <text:p text:style-name="Preformatted_20_Text">and there s a tankful of time</text:p>
      <text:p text:style-name="Preformatted_20_Text"><text:s text:c="17"/><text:span text:style-name="T1">C</text:span> <text:s text:c="13"/><text:span text:style-name="T1">D</text:span> <text:s text:c="22"/><text:span text:style-name="T1">G</text:span></text:p>
      <text:p text:style-name="Preformatted_20_Text">Oh give me just another moment, to see the light of the day,</text:p>
      <text:p text:style-name="Preformatted_20_Text"><text:s text:c="16"/><text:span text:style-name="T1">C</text:span> <text:s text:c="17"/><text:span text:style-name="T1">D</text:span> <text:s text:c="14"/><text:span text:style-name="T1">G</text:span></text:p>
      <text:p text:style-name="Preformatted_20_Text">and take me to another land where, I don t have to stay</text:p>
      <text:p text:style-name="Preformatted_20_Text"><text:span text:style-name="T1">Em</text:span> <text:s text:c="14"/><text:span text:style-name="T1">D</text:span> <text:s text:c="15"/><text:span text:style-name="T1">C</text:span> <text:s text:c="16"/><text:span text:style-name="T1">G</text:span></text:p>
      <text:p text:style-name="Preformatted_20_Text"><text:soft-page-break/>And I m going to need somebody to make me feel like you do</text:p>
      <text:p text:style-name="Preformatted_20_Text"><text:span text:style-name="T1">Em</text:span> <text:s text:c="10"/><text:span text:style-name="T1">D</text:span> <text:s text:c="18"/><text:span text:style-name="T1">C</text:span></text:p>
      <text:p text:style-name="Preformatted_20_Text">And I will receive somebody with open arms, open eyes,</text:p>
      <text:p text:style-name="Preformatted_20_Text"><text:span text:style-name="T1">Am</text:span> <text:s text:c="50"/><text:span text:style-name="T1">D</text:span></text:p>
      <text:p text:style-name="Preformatted_20_Text">Open up the sky and let the planet that I love shine through</text:p>
      <text:p text:style-name="Preformatted_20_Text"><text:span text:style-name="T1">Em</text:span> <text:s text:c="12"/><text:span text:style-name="T1">D</text:span></text:p>
      <text:p text:style-name="Preformatted_20_Text">For crying out loud,</text:p>
      <text:p text:style-name="Preformatted_20_Text"><text:s text:c="11"/><text:span text:style-name="T1">G</text:span></text:p>
      <text:p text:style-name="Preformatted_20_Text">you know I love you</text:p>
      <text:p text:style-name="Preformatted_20_Text"><text:span text:style-name="T1">Em</text:span> <text:s text:c="12"/><text:span text:style-name="T1">D</text:span></text:p>
      <text:p text:style-name="Preformatted_20_Text">For crying out loud,</text:p>
      <text:p text:style-name="Preformatted_20_Text"><text:s text:c="11"/><text:span text:style-name="T1">G</text:span></text:p>
      <text:p text:style-name="Preformatted_20_Text">you know I love you</text:p>
      <text:p text:style-name="Preformatted_20_Text"><text:span text:style-name="T1">Em</text:span> <text:s text:c="12"/><text:span text:style-name="T1">D</text:span></text:p>
      <text:p text:style-name="Preformatted_20_Text">For crying out loud,</text:p>
      <text:p text:style-name="Preformatted_20_Text"><text:s text:c="11"/><text:span text:style-name="T1">C</text:span> <text:s text:c="3"/><text:span text:style-name="T1">G</text:span> <text:s text:c="2"/><text:span text:style-name="T1">Em</text:span> <text:span text:style-name="T1">Am</text:span> <text:span text:style-name="T1">G</text:span> <text:span text:style-name="T1">D</text:span> </text:p>
      <text:p text:style-name="Preformatted_20_Text">you know I love you</text:p>
      <text:p text:style-name="Preformatted_20_Text"/>
      <text:p text:style-name="P1">G</text:p>
      <text:p text:style-name="Preformatted_20_Text">For taking in the rain when I m feeling so dry,</text:p>
      <text:p text:style-name="Preformatted_20_Text"/>
      <text:p text:style-name="Preformatted_20_Text"><text:s text:c="4"/><text:span text:style-name="T1">Am</text:span></text:p>
      <text:p text:style-name="Preformatted_20_Text">for giving me the answers when I m asking you why,</text:p>
      <text:p text:style-name="Preformatted_20_Text"><text:span text:style-name="T1">C</text:span> <text:s text:c="8"/><text:span text:style-name="T1">D</text:span></text:p>
      <text:p text:style-name="Preformatted_20_Text">and my oh my,</text:p>
      <text:p text:style-name="Preformatted_20_Text"><text:s text:c="11"/><text:span text:style-name="T1">G</text:span></text:p>
      <text:p text:style-name="Preformatted_20_Text">for that I thank you</text:p>
      <text:p text:style-name="Preformatted_20_Text"/>
      <text:p text:style-name="Preformatted_20_Text">For taking in the sun when I m feeling so cold,</text:p>
      <text:p text:style-name="Preformatted_20_Text"><text:s text:c="4"/><text:span text:style-name="T1">Am</text:span></text:p>
      <text:p text:style-name="Preformatted_20_Text">for giving me a child when my body is old,</text:p>
      <text:p text:style-name="Preformatted_20_Text"><text:span text:style-name="T1">C</text:span> <text:s text:c="12"/><text:span text:style-name="T1">D</text:span></text:p>
      <text:p text:style-name="Preformatted_20_Text">and don t you know,</text:p>
      <text:p text:style-name="Preformatted_20_Text"><text:s text:c="11"/><text:span text:style-name="T1">G</text:span></text:p>
      <text:p text:style-name="Preformatted_20_Text">for that I need you?</text:p>
      <text:p text:style-name="Preformatted_20_Text"/>
      <text:p text:style-name="Preformatted_20_Text">For coming to my room when you know I m alone,</text:p>
      <text:p text:style-name="Preformatted_20_Text"><text:s text:c="4"/><text:span text:style-name="T1">Am</text:span></text:p>
      <text:p text:style-name="Preformatted_20_Text">for finding me a highway and driving me home,</text:p>
      <text:p text:style-name="Preformatted_20_Text"><text:span text:style-name="T1">C</text:span> <text:s text:c="12"/><text:span text:style-name="T1">D</text:span></text:p>
      <text:p text:style-name="Preformatted_20_Text">and you got to know,</text:p>
      <text:p text:style-name="Preformatted_20_Text"><text:s text:c="11"/><text:span text:style-name="T1">G</text:span></text:p>
      <text:p text:style-name="Preformatted_20_Text">for that I serve you?</text:p>
      <text:p text:style-name="Preformatted_20_Text"/>
      <text:p text:style-name="Preformatted_20_Text">For pulling me away when I m starting to fall,</text:p>
      <text:p text:style-name="Preformatted_20_Text"><text:s text:c="4"/><text:span text:style-name="T1">Am</text:span></text:p>
      <text:p text:style-name="Preformatted_20_Text">for revving me up when I m starting to stall,</text:p>
      <text:p text:style-name="Preformatted_20_Text"><text:span text:style-name="T1">C</text:span> <text:s text:c="9"/><text:span text:style-name="T1">D</text:span></text:p>
      <text:p text:style-name="Preformatted_20_Text">and all in all,</text:p>
      <text:p text:style-name="Preformatted_20_Text"><text:s text:c="11"/><text:span text:style-name="T1">G</text:span></text:p>
      <text:p text:style-name="Preformatted_20_Text">for that I want you</text:p>
      <text:p text:style-name="Preformatted_20_Text"/>
      <text:p text:style-name="Preformatted_20_Text">For taking and for giving and for playing the game,</text:p>
      <text:p text:style-name="Preformatted_20_Text"><text:s text:c="4"/><text:span text:style-name="T1">Am</text:span></text:p>
      <text:p text:style-name="Preformatted_20_Text">For praying for my future in the days that remain,</text:p>
      <text:p text:style-name="Preformatted_20_Text"/>
      <text:p text:style-name="Preformatted_20_Text"/>
      <text:p text:style-name="Preformatted_20_Text"><text:span text:style-name="T1">C</text:span> <text:s text:c="2"/><text:span text:style-name="T1">D</text:span></text:p>
      <text:p text:style-name="Preformatted_20_Text">Oh, lord,</text:p>
      <text:p text:style-name="Preformatted_20_Text"><text:s text:c="11"/><text:span text:style-name="T1">G</text:span></text:p>
      <text:p text:style-name="Preformatted_20_Text">for that I hold you</text:p>
      <text:p text:style-name="Preformatted_20_Text"><text:s text:c="16"/><text:span text:style-name="T1">Em</text:span></text:p>
      <text:p text:style-name="Preformatted_20_Text">Ah, but most of all</text:p>
      <text:p text:style-name="Preformatted_20_Text"><text:soft-page-break/><text:s text:c="15"/><text:span text:style-name="T1">D</text:span></text:p>
      <text:p text:style-name="Preformatted_20_Text">For crying out loud,</text:p>
      <text:p text:style-name="Preformatted_20_Text"><text:s text:c="11"/><text:span text:style-name="T1">G</text:span></text:p>
      <text:p text:style-name="Preformatted_20_Text">for that I love you</text:p>
      <text:p text:style-name="Preformatted_20_Text"><text:s text:c="17"/><text:span text:style-name="T1">Em</text:span></text:p>
      <text:p text:style-name="Preformatted_20_Text">Who, but most of all,</text:p>
      <text:p text:style-name="Preformatted_20_Text"><text:s text:c="15"/><text:span text:style-name="T1">D</text:span></text:p>
      <text:p text:style-name="Preformatted_20_Text">for crying out loud,</text:p>
      <text:p text:style-name="Preformatted_20_Text"><text:s text:c="11"/><text:span text:style-name="T1">G</text:span></text:p>
      <text:p text:style-name="Preformatted_20_Text">for that I love you</text:p>
      <text:p text:style-name="Preformatted_20_Text"/>
      <text:p text:style-name="Preformatted_20_Text"><text:s text:c="17"/><text:span text:style-name="T1">Em</text:span></text:p>
      <text:p text:style-name="Preformatted_20_Text">Who, but most of all,</text:p>
      <text:p text:style-name="Preformatted_20_Text"><text:s text:c="15"/><text:span text:style-name="T1">D</text:span></text:p>
      <text:p text:style-name="Preformatted_20_Text">for crying out loud,</text:p>
      <text:p text:style-name="Preformatted_20_Text"><text:s text:c="11"/><text:span text:style-name="T1">G</text:span> <text:s text:c="6"/><text:span text:style-name="T1">G</text:span> <text:span text:style-name="T1">Em</text:span> <text:span text:style-name="T1">G</text:span> <text:span text:style-name="T1">Em</text:span></text:p>
      <text:p text:style-name="Preformatted_20_Text">For that I love you</text:p>
      <text:p text:style-name="Preformatted_20_Text"><text:s text:c="12"/><text:span text:style-name="T1">Em</text:span> <text:s text:c="8"/><text:span text:style-name="T1">D</text:span></text:p>
      <text:p text:style-name="Preformatted_20_Text">When you re crying out loud,</text:p>
      <text:p text:style-name="Preformatted_20_Text"><text:s text:c="11"/><text:span text:style-name="T1">C</text:span> <text:s text:c="3"/><text:span text:style-name="T1">G</text:span></text:p>
      <text:p text:style-name="Preformatted_20_Text">You know I love you</text:p>
      <text:p text:style-name="Preformatted_20_Text"/>
      <text:p text:style-name="Preformatted_20_Text"/>
      <text:p text:style-name="Preformatted_20_Text">Set8</text:p>
      <text:p text:style-name="Preformatted_20_Text"/>
      <text:p text:style-name="Preformatted_20_Text"/>
      <text:p text:style-name="P3">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08:43:17.32</meta:creation-date>
    <meta:document-statistic meta:table-count="0" meta:image-count="0" meta:object-count="0" meta:page-count="4" meta:paragraph-count="191" meta:word-count="863" meta:character-count="5012"/>
    <dc:date>2012-12-28T08:45:51.01</dc:date>
    <meta:editing-duration>PT2M35S</meta:editing-duration>
    <meta:editing-cycles>1</meta:editing-cycles>
    <meta:generator>OpenOffice.org/3.2$Win32 OpenOffice.org_project/340m1$Build-9590</meta:generator>
  </office:meta>
</office:document-meta>
</file>